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3d:vertical-segments="16" dr3d:close-front="true" dr3d:close-back="true"/>
    </style:style>
    <style:style style:name="gr3" style:family="graphic" style:parent-style-name="standard">
      <style:graphic-properties draw:stroke="none"/>
    </style:style>
  </office:automatic-styles>
  <office:body>
    <office:drawing>
      <draw:page draw:name="page1" draw:style-name="dp1" draw:master-page-name="Standard">
        <dr3d:scene draw:style-name="gr1" svg:width="10.366cm" svg:height="15.648cm" svg:x="5.442cm" svg:y="9.18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2.25cm" svg:height="4.602cm" svg:x="4.5cm" svg:y="5.5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1" svg:width="12.25cm" svg:height="4.602cm" svg:x="4.5cm" svg:y="21.148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6:41.850000000</meta:creation-date>
    <dc:date>2023-10-16T17:47:03.339000000</dc:date>
    <meta:editing-duration>PT21S</meta:editing-duration>
    <meta:editing-cycles>1</meta:editing-cycles>
    <meta:document-statistic meta:object-count="6"/>
    <meta:generator>LibreOffice/7.3.4.2$Windows_X86_64 LibreOffice_project/728fec16bd5f605073805c3c9e7c4212a0120dc5</meta:generator>
  </office:meta>
</office:document-meta>
</file>